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8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ode</text:p>
          </table:table-cell>
          <table:covered-table-cell table:number-columns-repeated="3"/>
          <table:table-cell/>
          <table:table-cell office:value-type="string" calcext:value-type="string">
            <text:p>Cost of node with outputs and VAT:</text:p>
          </table:table-cell>
          <table:table-cell table:number-columns-repeated="2"/>
          <table:table-cell table:style-name="ce8" table:formula="of:=([.D13]+[.D19])*1.2" office:value-type="currency" office:currency="GBP" office:value="3.6996" calcext:value-type="currency">
            <text:p>£3.70</text:p>
          </table:table-cell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4" office:value-type="string" calcext:value-type="string">
            <text:p>Order#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Total</text:p>
          </table:table-cell>
          <table:table-cell/>
          <table:table-cell office:value-type="string" calcext:value-type="string">
            <text:p>Cost of node with uplighter and VAT:</text:p>
          </table:table-cell>
          <table:table-cell table:number-columns-repeated="2"/>
          <table:table-cell table:style-name="ce8" table:formula="of:=([.D13]+[.D30])*1.2" office:value-type="currency" office:currency="GBP" office:value="9.99984" calcext:value-type="currency">
            <text:p>£10.00</text:p>
          </table:table-cell>
        </table:table-row>
        <table:table-row table:style-name="ro1">
          <table:table-cell office:value-type="string" calcext:value-type="string">
            <text:p>2-pin header</text:p>
          </table:table-cell>
          <table:table-cell table:style-name="ce5" office:value-type="string" calcext:value-type="string">
            <text:p>BB CN344</text:p>
          </table:table-cell>
          <table:table-cell office:value-type="float" office:value="4" calcext:value-type="float">
            <text:p>4</text:p>
          </table:table-cell>
          <table:table-cell table:formula="of:=0.2/5/1.2" office:value-type="currency" office:currency="GBP" office:value="0.0333333333333333" calcext:value-type="currency">
            <text:p>£0.03</text:p>
          </table:table-cell>
          <table:table-cell/>
          <table:table-cell office:value-type="string" calcext:value-type="string">
            <text:p>Cost of 5m of RGB epoxy strip:</text:p>
          </table:table-cell>
          <table:table-cell table:number-columns-repeated="2"/>
          <table:table-cell office:value-type="string" calcext:value-type="string">
            <text:p>10.99 or so</text:p>
          </table:table-cell>
        </table:table-row>
        <table:table-row table:style-name="ro1">
          <table:table-cell office:value-type="string" calcext:value-type="string">
            <text:p>barrel jack</text:p>
          </table:table-cell>
          <table:table-cell office:value-type="string" calcext:value-type="string">
            <text:p>BB CN018</text:p>
          </table:table-cell>
          <table:table-cell office:value-type="float" office:value="1" calcext:value-type="float">
            <text:p>1</text:p>
          </table:table-cell>
          <table:table-cell table:formula="of:=0.026/1.2" office:value-type="currency" office:currency="GBP" office:value="0.0216666666666667" calcext:value-type="currency">
            <text:p>£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SP header</text:p>
          </table:table-cell>
          <table:table-cell table:style-name="Default" office:value-type="string" calcext:value-type="string">
            <text:p>CN14399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0205" calcext:value-type="currency">
            <text:p>£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iny2313</text:p>
          </table:table-cell>
          <table:table-cell table:style-name="ce6" office:value-type="float" office:value="1841617" calcext:value-type="float">
            <text:p>1841617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7298" calcext:value-type="currency">
            <text:p>£0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MHz xtal</text:p>
          </table:table-cell>
          <table:table-cell table:style-name="ce6" office:value-type="float" office:value="1611761" calcext:value-type="float">
            <text:p>1611761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1927" calcext:value-type="currency">
            <text:p>£0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pF load cap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1uF decoup ceram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33uF 7805 ca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805ckct</text:p>
          </table:table-cell>
          <table:table-cell table:style-name="ce6" office:value-type="float" office:value="2323602" calcext:value-type="float">
            <text:p>2323602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3264" calcext:value-type="currency">
            <text:p>£0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65176BD</text:p>
          </table:table-cell>
          <table:table-cell table:style-name="ce6" office:value-type="float" office:value="9589970" calcext:value-type="float">
            <text:p>9589970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4338" calcext:value-type="currency">
            <text:p>£0.4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>
            <text:p>TOTAL</text:p>
          </table:table-cell>
          <table:table-cell table:formula="of:=SUM([.D3:.D12])" office:value-type="currency" office:currency="GBP" office:value="1.7582" calcext:value-type="currency">
            <text:p>£1.7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8 output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utput headers</text:p>
          </table:table-cell>
          <table:table-cell table:style-name="Default" office:value-type="string" calcext:value-type="string">
            <text:p>CN14393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82" calcext:value-type="currency">
            <text:p>£0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0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M3460CX6</text:p>
          </table:table-cell>
          <table:table-cell table:style-name="ce6" office:value-type="float" office:value="1864595" calcext:value-type="float">
            <text:p>1864595</text:p>
          </table:table-cell>
          <table:table-cell office:value-type="float" office:value="8" calcext:value-type="float">
            <text:p>8</text:p>
          </table:table-cell>
          <table:table-cell table:formula="of:=0.0631*8" office:value-type="currency" office:currency="GBP" office:value="0.5048" calcext:value-type="currency">
            <text:p>£0.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>
            <text:p>TOTAL</text:p>
          </table:table-cell>
          <table:table-cell table:formula="of:=SUM([.D15:.D18])" office:value-type="currency" office:currency="GBP" office:value="1.3248" calcext:value-type="currency">
            <text:p>£1.3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Uplighter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Led 3-pin headers</text:p>
          </table:table-cell>
          <table:table-cell table:style-name="Default" office:value-type="string" calcext:value-type="string">
            <text:p>BB CN344</text:p>
          </table:table-cell>
          <table:table-cell office:value-type="float" office:value="3" calcext:value-type="float">
            <text:p>3</text:p>
          </table:table-cell>
          <table:table-cell table:formula="of:=0.2/4/1.2" office:value-type="currency" office:currency="GBP" office:value="0.0416666666666667" calcext:value-type="currency">
            <text:p>£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 3-pin sockets</text:p>
          </table:table-cell>
          <table:table-cell table:style-name="Default" office:value-type="string" calcext:value-type="string">
            <text:p>BB CN153</text:p>
          </table:table-cell>
          <table:table-cell office:value-type="float" office:value="3" calcext:value-type="float">
            <text:p>3</text:p>
          </table:table-cell>
          <table:table-cell table:formula="of:=0.23*3/1.2" office:value-type="currency" office:currency="GBP" office:value="0.575" calcext:value-type="currency">
            <text:p>£0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el jack</text:p>
          </table:table-cell>
          <table:table-cell office:value-type="string" calcext:value-type="string">
            <text:p>BB CN018</text:p>
          </table:table-cell>
          <table:table-cell office:value-type="float" office:value="1" calcext:value-type="float">
            <text:p>1</text:p>
          </table:table-cell>
          <table:table-cell table:formula="of:=0.026/1.2" office:value-type="currency" office:currency="GBP" office:value="0.0216666666666667" calcext:value-type="currency">
            <text:p>£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er 2-pin headers</text:p>
          </table:table-cell>
          <table:table-cell table:style-name="ce5" office:value-type="string" calcext:value-type="string">
            <text:p>BB CN344</text:p>
          </table:table-cell>
          <table:table-cell office:value-type="float" office:value="2" calcext:value-type="float">
            <text:p>2</text:p>
          </table:table-cell>
          <table:table-cell table:formula="of:=0.2/10/1.2" office:value-type="currency" office:currency="GBP" office:value="0.0166666666666667" calcext:value-type="currency">
            <text:p>£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4242</text:p>
          </table:table-cell>
          <table:table-cell table:style-name="ce6" office:value-type="float" office:value="1755246" calcext:value-type="float">
            <text:p>1755246</text:p>
          </table:table-cell>
          <table:table-cell office:value-type="float" office:value="3" calcext:value-type="float">
            <text:p>3</text:p>
          </table:table-cell>
          <table:table-cell table:formula="of:=0.82*3" office:value-type="currency" office:currency="GBP" office:value="2.46" calcext:value-type="currency">
            <text:p>£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1uF on tl424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1R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tsink</text:p>
          </table:table-cell>
          <table:table-cell table:style-name="Default" office:value-type="string" calcext:value-type="string">
            <text:p>2097677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1.77" calcext:value-type="currency">
            <text:p>£1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W star LED</text:p>
          </table:table-cell>
          <table:table-cell office:value-type="string" calcext:value-type="string">
            <text:p>RO 55-2267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1.69" calcext:value-type="currency">
            <text:p>£1.6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>
            <text:p>TOTAL</text:p>
          </table:table-cell>
          <table:table-cell table:formula="of:=SUM([.D21:.D29])" office:value-type="currency" office:currency="GBP" office:value="6.575" calcext:value-type="currency">
            <text:p>£6.58</text:p>
          </table:table-cell>
          <table:table-cell table:number-columns-repeated="5"/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4-08-01T00:38:49.653654423</meta:creation-date>
    <meta:generator>LibreOffice/4.2.4.2$Linux_X86_64 LibreOffice_project/420m0$Build-2</meta:generator>
    <dc:date>2014-08-01T01:34:02.473305074</dc:date>
    <dc:creator>David Turner</dc:creator>
    <meta:editing-duration>PT44M28S</meta:editing-duration>
    <meta:editing-cycles>3</meta:editing-cycles>
    <meta:document-statistic meta:table-count="1" meta:cell-count="97" meta:object-count="0"/>
  </office:meta>
</office:document-meta>
</file>